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5ba3f"/>
    </style:style>
    <style:style style:name="P2" style:family="paragraph" style:parent-style-name="Standard">
      <style:text-properties officeooo:paragraph-rsid="00169f94"/>
    </style:style>
    <style:style style:name="T1" style:family="text">
      <style:text-properties officeooo:rsid="0015ba3f"/>
    </style:style>
    <style:style style:name="T2" style:family="text">
      <style:text-properties officeooo:rsid="00169f94"/>
    </style:style>
    <style:style style:name="T3" style:family="text">
      <style:text-properties officeooo:rsid="00179b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odes in container_node/src folder:</text:span></text:p>
      <text:p text:style-name="Standard"><text:span text:style-name="T1"/></text:p>
      <text:p text:style-name="P1"><text:span text:style-name="T1">get_pic.cpp: serves as a main function to get pictures from the kinect. It includes functions to subscribe messages from the kinect, processing the message, and eliminate the margin of the picture. </text:span></text:p>
      <text:p text:style-name="P1"><text:span text:style-name="T1"/></text:p>
      <text:p text:style-name="P1"><text:span text:style-name="T1">get_depth_points</text:span><text:span text:style-name="T2">(area)</text:span><text:span text:style-name="T1">_server.cpp: </text:span><text:span text:style-name="T2">a service that when given a coordinate, it will return the height of the coordinate using the kinect depth map. It will read the points/area around the given coordinate and return the average. </text:span></text:p>
      <text:p text:style-name="P1"><text:span text:style-name="T2"/></text:p>
      <text:p text:style-name="P2"><text:span text:style-name="T3">cv</text:span><text:span text:style-name="T2">.cpp: serves as the calibration program. It will recognize chess boards and using it to adjust the input data into robot coordinates. The adjusting part is unfinishe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ple Team</meta:initial-creator>
    <meta:creation-date>2012-05-17T14:55:27</meta:creation-date>
    <dc:date>2012-05-17T15:05:42</dc:date>
    <dc:creator>Simple Team</dc:creator>
    <meta:editing-duration>PT00H10M16S</meta:editing-duration>
    <meta:editing-cycles>3</meta:editing-cycles>
    <meta:generator>OpenOffice.org/3.2$Unix OpenOffice.org_project/320m19$Build-9505</meta:generator>
    <meta:document-statistic meta:table-count="0" meta:image-count="0" meta:object-count="0" meta:page-count="1" meta:paragraph-count="4" meta:word-count="96" meta:character-count="631"/>
  </office:meta>
</office:document-meta>
</file>